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Exec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Exec.setOutputStream( OutputStream 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nnelExec.setExtOutputStream( OutputStream 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nnelExec.getExi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Exec.set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